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1" svg:font-family="'Ubuntu Mono'" style:font-family-generic="modern" style:font-pitch="fixed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2.492cm" style:rel-column-width="7082*"/>
    </style:style>
    <style:style style:name="Tableau1.B" style:family="table-column">
      <style:table-column-properties style:column-width="5.51cm" style:rel-column-width="3124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316cm" table:align="margins"/>
    </style:style>
    <style:style style:name="Tableau2.A" style:family="table-column">
      <style:table-column-properties style:column-width="2.658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7.5cm" fo:margin-top="0cm" fo:margin-bottom="0.199cm" table:align="center"/>
    </style:style>
    <style:style style:name="Tableau3.A" style:family="table-column">
      <style:table-column-properties style:column-width="2.498cm"/>
    </style:style>
    <style:style style:name="Tableau3.B" style:family="table-column">
      <style:table-column-properties style:column-width="2.501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71abf" officeooo:paragraph-rsid="00171abf"/>
    </style:style>
    <style:style style:name="P2" style:family="paragraph" style:parent-style-name="Text_20_body">
      <style:text-properties officeooo:paragraph-rsid="00171abf"/>
    </style:style>
    <style:style style:name="P3" style:family="paragraph" style:parent-style-name="Preformatted_20_Text">
      <style:text-properties officeooo:paragraph-rsid="00171ab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abf" officeooo:paragraph-rsid="00171abf" style:font-weight-asian="bold" style:font-weight-complex="bold"/>
    </style:style>
    <style:style style:name="P5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weight="bold" officeooo:rsid="00171abf" officeooo:paragraph-rsid="00171abf" style:font-weight-asian="bold" style:font-weight-complex="bold"/>
    </style:style>
    <style:style style:name="P6" style:family="paragraph" style:parent-style-name="Table_20_Contents">
      <style:text-properties officeooo:rsid="00171abf" officeooo:paragraph-rsid="00171abf"/>
    </style:style>
    <style:style style:name="P7" style:family="paragraph" style:parent-style-name="Text_20_body" style:list-style-name="L1">
      <style:text-properties officeooo:rsid="00171abf" officeooo:paragraph-rsid="00171abf"/>
    </style:style>
    <style:style style:name="P8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officeooo:rsid="00171abf" officeooo:paragraph-rsid="00171abf"/>
    </style:style>
    <style:style style:name="P9" style:family="paragraph" style:parent-style-name="Table_20_Contents">
      <style:paragraph-properties fo:text-align="center" style:justify-single-word="false"/>
      <style:text-properties officeooo:rsid="00171abf" officeooo:paragraph-rsid="00171ab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list-style-name="L1">
      <style:text-properties officeooo:paragraph-rsid="00171abf"/>
    </style:style>
    <style:style style:name="P12" style:family="paragraph" style:parent-style-name="Text_20_body" style:list-style-name="L2">
      <style:text-properties officeooo:rsid="00171abf" officeooo:paragraph-rsid="00171abf"/>
    </style:style>
    <style:style style:name="P13" style:family="paragraph" style:parent-style-name="Text_20_body" style:list-style-name="L2">
      <style:text-properties officeooo:paragraph-rsid="00171abf"/>
    </style:style>
    <style:style style:name="P14" style:family="paragraph" style:parent-style-name="Text_20_body" style:list-style-name="L2">
      <style:text-properties officeooo:rsid="0017f611" officeooo:paragraph-rsid="0017f611"/>
    </style:style>
    <style:style style:name="P15" style:family="paragraph" style:parent-style-name="Text_20_body">
      <style:text-properties officeooo:rsid="0017f611" officeooo:paragraph-rsid="0017f611"/>
    </style:style>
    <style:style style:name="P16" style:family="paragraph" style:parent-style-name="Text_20_body">
      <style:text-properties officeooo:rsid="00171abf" officeooo:paragraph-rsid="00171abf"/>
    </style:style>
    <style:style style:name="T1" style:family="text">
      <style:text-properties officeooo:rsid="00171abf"/>
    </style:style>
    <style:style style:name="T2" style:family="text">
      <style:text-properties style:font-name="Ubuntu Mono" officeooo:rsid="00171abf" style:font-name-asian="Ubuntu Mono" style:font-name-complex="Ubuntu Mono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officeooo:rsid="0017f6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éance 2 - Sous-programmes</text:h>
      <text:h text:style-name="Heading_20_2" text:outline-level="2">Exercice 1</text:h>
      <text:p text:style-name="P2">Soi<text:span text:style-name="T1">t la fonction f1 suivant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onction f1(a: …………………………, b: …………………………):…………………………</text:p>
            <text:p text:style-name="Preformatted_20_Text">Début</text:p>
            <text:p text:style-name="Preformatted_20_Text"><text:s text:c="2"/><text:span text:style-name="T1">Tant Que b </text:span><text:span text:style-name="T2">≠ 0 Faire</text:span></text:p>
            <text:p text:style-name="Preformatted_20_Text"><text:span text:style-name="T2"><text:s text:c="4"/>r ← a mod b</text:span></text:p>
            <text:p text:style-name="Preformatted_20_Text"><text:span text:style-name="T2"><text:s text:c="4"/>a ← b</text:span></text:p>
            <text:p text:style-name="Preformatted_20_Text"><text:span text:style-name="T2"><text:s text:c="4"/>b ← r</text:span></text:p>
            <text:p text:style-name="Preformatted_20_Text"><text:span text:style-name="T2"><text:s text:c="2"/>Fin Tant Que</text:span></text:p>
            <text:p text:style-name="P3"><text:span text:style-name="T2"><text:s text:c="2"/>Retourner …………………………</text:span></text:p>
            <text:p text:style-name="Preformatted_20_Text">Fin</text:p>
          </table:table-cell>
          <table:table-cell table:style-name="Tableau1.A1" office:value-type="string">
            <text:p text:style-name="P4">TDOL</text:p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5">Objet</text:p>
                </table:table-cell>
                <table:table-cell table:style-name="Tableau2.B1" office:value-type="string">
                  <text:p text:style-name="P5">Type/Nature</text:p>
                </table:table-cell>
              </table:table-row>
              <table:table-row>
                <table:table-cell table:style-name="Tableau2.A2" office:value-type="string">
                  <text:p text:style-name="Table_20_Contents"/>
                </table:table-cell>
                <table:table-cell table:style-name="Tableau2.B2" office:value-type="string">
                  <text:p text:style-name="Table_20_Contents"/>
                </table:table-cell>
              </table:table-row>
            </table:table>
            <text:p text:style-name="P6"/>
          </table:table-cell>
        </table:table-row>
      </table:table>
      <text:list text:style-name="L1">
        <text:list-item>
          <text:p text:style-name="P7">Compléter la déclaration de la fonction, ainsi que le TDOL.</text:p>
        </text:list-item>
        <text:list-item>
          <text:p text:style-name="P7">Donner le résultat de l'appel de la fonction dans les cas suivants :</text:p>
        </text:list-item>
      </text:list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8">a</text:p>
          </table:table-cell>
          <table:table-cell table:style-name="Tableau3.A1" office:value-type="string">
            <text:p text:style-name="P8">b</text:p>
          </table:table-cell>
          <table:table-cell table:style-name="Tableau3.C1" office:value-type="string">
            <text:p text:style-name="P8">f1(a, b)</text:p>
          </table:table-cell>
        </table:table-row>
        <table:table-row>
          <table:table-cell table:style-name="Tableau3.A2" office:value-type="string">
            <text:p text:style-name="P9">17</text:p>
          </table:table-cell>
          <table:table-cell table:style-name="Tableau3.A2" office:value-type="string">
            <text:p text:style-name="P9">9</text:p>
          </table:table-cell>
          <table:table-cell table:style-name="Tableau3.C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9">45</text:p>
          </table:table-cell>
          <table:table-cell table:style-name="Tableau3.A2" office:value-type="string">
            <text:p text:style-name="P9">35</text:p>
          </table:table-cell>
          <table:table-cell table:style-name="Tableau3.C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9">24</text:p>
          </table:table-cell>
          <table:table-cell table:style-name="Tableau3.A2" office:value-type="string">
            <text:p text:style-name="P9">12</text:p>
          </table:table-cell>
          <table:table-cell table:style-name="Tableau3.C2" office:value-type="string">
            <text:p text:style-name="P10"/>
          </table:table-cell>
        </table:table-row>
      </table:table>
      <text:list text:continue-numbering="true" text:style-name="L1">
        <text:list-item>
          <text:p text:style-name="P7">En déduire le rôle de la fonction f1.</text:p>
          <text:p text:style-name="P11"><text:span text:style-name="T1"><text:s text:c="2"/></text:span></text:p>
        </text:list-item>
        <text:list-item>
          <text:p text:style-name="P7">Exploiter la fonction f1 dans un programme qui :</text:p>
        </text:list-item>
      </text:list>
      <text:list text:style-name="L2">
        <text:list-item>
          <text:list>
            <text:list-item>
              <text:p text:style-name="P12">Saisit un entier n, (3 ≤ n ≤ 20)</text:p>
            </text:list-item>
            <text:list-item>
              <text:p text:style-name="P13"><text:span text:style-name="T1">Remplit le tableau t1 par des entiers strictement positifs, t[i] &gt; 0, pour i </text:span><text:span text:style-name="T3">∈</text:span> <text:span text:style-name="T4">[1, n-1]</text:span></text:p>
            </text:list-item>
            <text:list-item>
              <text:p text:style-name="P14">Remplit le tableau t2 par les couples d'entiers successifs premiers entre eux de t1. Deux nombres a et b sont premiers entre si et seulement si f1(a, b) = 1</text:p>
            </text:list-item>
            <text:list-item>
              <text:p text:style-name="P14">Affiche le tableau t2.</text:p>
            </text:list-item>
          </text:list>
        </text:list-item>
      </text:list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1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99cm" style:contextual-spacing="false" fo:text-align="center" style:justify-single-word="false"/>
      <style:text-properties style:font-name="Ink Free" fo:font-family="'Ink Free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style:contextual-spacing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51pt solid #000000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Book Antiqua" fo:font-family="'Book Antiqua'" style:font-family-generic="roman" style:font-pitch="variable" fo:font-size="11pt" officeooo:rsid="0014f6c6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51pt solid #000000" style:shadow="#808080 0.176cm 0.176cm"/>
      <style:text-properties style:font-name="Ubuntu Mono1" fo:font-family="'Ubuntu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51pt solid #000000" fo:border-bottom="none"/>
      <style:text-properties fo:font-style="italic" style:font-style-asian="italic" style:font-style-complex="italic"/>
    </style:style>
    <style:style style:name="MT1" style:family="text">
      <style:text-properties officeooo:rsid="0014f6c6"/>
    </style:style>
    <style:style style:name="MT2" style:family="text">
      <style:text-properties style:text-position="super 58%" officeooo:rsid="0014f6c6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rie sous-programmes<text:tab/><text:tab/><text:span text:style-name="MT1">2</text:span><text:span text:style-name="MT2">e</text:span><text:span text:style-name="MT1">INFO</text:span></text:p>
      </style:header>
      <style:footer>
        <text:p text:style-name="MP2">Page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6:17:37.105000000</meta:creation-date>
    <dc:date>2025-02-21T08:53:40.369000000</dc:date>
    <meta:editing-duration>PT13M48S</meta:editing-duration>
    <meta:editing-cycles>2</meta:editing-cycles>
    <meta:generator>LibreOffice/24.8.4.2$Windows_X86_64 LibreOffice_project/bb3cfa12c7b1bf994ecc5649a80400d06cd71002</meta:generator>
    <meta:document-statistic meta:table-count="3" meta:image-count="0" meta:object-count="0" meta:page-count="1" meta:paragraph-count="35" meta:word-count="169" meta:character-count="822" meta:non-whitespace-character-count="674"/>
  </office:meta>
</office:document-meta>
</file>